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3.144cm" fo:min-width="2.894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3.428cm" fo:min-width="3.17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21cm" fo:min-width="18.39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9.55cm" fo:min-width="12.1cm"/>
    </style:style>
    <style:style style:name="gr5" style:family="graphic" style:parent-style-name="standard">
      <style:graphic-properties draw:stroke="none" svg:stroke-color="#000000" draw:fill="none" draw:fill-color="#ffffff" fo:min-height="6.95cm"/>
    </style:style>
    <style:style style:name="gr6" style:family="graphic" style:parent-style-name="standard">
      <style:graphic-properties draw:stroke="none" draw:fill="solid" draw:fill-color="#579d1c" draw:opacity="50%" fo:min-height="2.135cm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579d1c" draw:opacity="50%"/>
    </style:style>
    <style:style style:name="T1" style:family="text">
      <style:text-properties style:text-overline-style="solid" style:text-overline-width="auto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.8cm" svg:height="4.8cm" svg:x="7.7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cm" svg:height="5.2cm" svg:x="6.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cm" svg:height="5.2cm" svg:x="9.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8.898cm" svg:height="14.471cm" svg:x="1.102cm" svg:y="12.7cm">
          <draw:text-box>
            <text:p>|U|=|<text:span text:style-name="T1">A+B+C</text:span>|+|A|+|B|+|C|-|AB|-|AC|-|BC|+|ABC|</text:p>
            <text:p>|ABC|=|U|-(|<text:span text:style-name="T1">A+B+C</text:span>|+|A|+|B|+|C|)+(|AB|+|AC|+|BC|)</text:p>
            <text:p>|ABC|=n-(a+b+c)+(|AB|+|AC|+|BC|)-|<text:span text:style-name="T1">A+B+C</text:span>|</text:p>
            <text:p/>
            <text:p>|<text:span text:style-name="T1">A+B+C</text:span>|=|U-(A+B+C)|=n-|A+B+C|</text:p>
            <text:p>|A+B+C|&gt;=max(a,b,c)</text:p>
            <text:p>-|A+B+C|&lt;=-max(a,b,c)</text:p>
            <text:p>|<text:span text:style-name="T1">A+B+C</text:span>|&lt;=n-max(a,b,c)</text:p>
            <text:p>(-|<text:span text:style-name="T1">A+B+C</text:span>|)&gt;=max(a,b,c)-n</text:p>
            <text:p/>
            <text:p>|U|=|<text:span text:style-name="T1">A+B</text:span>|+|A|+|B|-|AB|&gt;=|A|+|B|-|AB|</text:p>
            <text:p>n&gt;=a+b-|AB|</text:p>
            <text:p>|AB|&gt;=a+b-n</text:p>
            <text:p>|AB|&gt;=max(0, a+b-n)</text:p>
            <text:p/>
            <text:p>|ABC|&gt;=max(0, (n-(a+b+c))+(max(0,(a+b-n))+max(0,(a+c-n))+</text:p>
            <text:p>max(0,(b+c-n)))+(max(a,b,c)-n))</text:p>
            <text:p>Упрощённо(?): |ABC|&gt;=-3n+max(a,b,c)+(a+b+c)</text:p>
            <text:p/>
            <text:p>-15+5+(3+4+5) = 2</text:p>
          </draw:text-box>
        </draw:frame>
        <draw:custom-shape draw:style-name="gr4" draw:text-style-name="P1" draw:layer="layout" svg:width="12.6cm" svg:height="9.8cm" svg:x="4.1cm" svg:y="1.3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frame draw:style-name="gr5" draw:text-style-name="P2" draw:layer="layout" svg:width="18cm" svg:height="7.2cm" svg:x="1.6cm" svg:y="1.228cm">
          <draw:text-box>
            <text:p>|ABC|=|U|-(|<text:span text:style-name="T1">A+B+C</text:span>|+|A|+|B|+|C|)+(|AB|+|AC|+|BC|)</text:p>
            <text:p>|ABC|=n-(|<text:span text:style-name="T1">A+B+C</text:span>|+a+b+c)+(|AB|+|AC|+|BC|)</text:p>
            <text:p>|ABC|=n-(a+b+c)+(|AB|+|AC|+|BC|)-|<text:span text:style-name="T1">A+B+C</text:span>|</text:p>
            <text:p/>
            <text:p>|U|=|<text:span text:style-name="T1">A+B</text:span>|+|A|+|B|-|AB|</text:p>
            <text:p>|AB|=|<text:span text:style-name="T1">A+B</text:span>|+a+b-n</text:p>
            <text:p/>
            <text:p>|ABC|=n-(a+b+c)+2(a+b+c)-3n+(|<text:span text:style-name="T1">A+B</text:span>|+|<text:span text:style-name="T1">A+C</text:span>|+|<text:span text:style-name="T1">B+C</text:span>|)-|<text:span text:style-name="T1">A+B+C</text:span>|</text:p>
            <text:p>|ABC|=-2n+(a+b+c)+(|<text:span text:style-name="T1">A+B</text:span>|+|<text:span text:style-name="T1">A+C</text:span>|+|<text:span text:style-name="T1">B+C</text:span>|)-|<text:span text:style-name="T1">A+B+C</text:span>|</text:p>
          </draw:text-box>
        </draw:frame>
        <draw:frame draw:style-name="gr6" draw:text-style-name="P3" draw:layer="layout" svg:width="6.78cm" svg:height="2.385cm" svg:x="7.4cm" svg:y="12.4cm">
          <draw:text-box>
            <text:p>|ABC|&gt;=max(0, x+y-a)</text:p>
            <text:p>x=max(0, a+b-n)</text:p>
            <text:p>y=max(0,a+c-n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2T23:14:32.695000000</meta:creation-date>
    <dc:date>2017-09-14T03:22:20.779000000</dc:date>
    <meta:editing-duration>PT1H21M15S</meta:editing-duration>
    <meta:editing-cycles>13</meta:editing-cycles>
    <meta:generator>LibreOffice/5.0.4.2$Windows_X86_64 LibreOffice_project/2b9802c1994aa0b7dc6079e128979269cf95bc78</meta:generator>
    <meta:document-statistic meta:object-count="7"/>
  </office:meta>
</office:document-meta>
</file>